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09cm" svg:x="1.5cm" svg:y="5.791cm" presentation:class="title" presentation:user-transformed="true">
          <draw:text-box>
            <text:p>TestCreate -<text:line-break/>сайт для создания тестов и опросов</text:p>
          </draw:text-box>
        </draw:frame>
        <draw:frame draw:style-name="gr1" draw:text-style-name="P1" draw:layer="layout" svg:width="6.5cm" svg:height="0.839cm" svg:x="11cm" svg:y="19.5cm">
          <draw:text-box>
            <text:p text:style-name="P1"><text:span text:style-name="T1">г. Канаш, 2025</text:span></text:p>
          </draw:text-box>
        </draw:frame>
        <draw:frame draw:style-name="gr2" draw:text-style-name="P2" draw:layer="layout" svg:width="5.5cm" svg:height="2.387cm" svg:x="21cm" svg:y="14.5cm">
          <draw:text-box>
            <text:p text:style-name="P2"><text:span text:style-name="T2">Выполнил:</text:span></text:p>
            <text:p text:style-name="P2"><text:span text:style-name="T2">Филиппов Иван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lask</text:p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p text:style-name="P3"><text:span text:style-name="T3">Для создания сайта использовался фреймворк Flask, а именно Flask-</text:span><text:span text:style-name="T3">sqlalchemy для работы с БД, Flask-</text:span><text:span text:style-name="T3">restful для создания REST-api и Flask-wtf для обработки html. Также использовался шаблонизатор Jinja2 для облегчения работы с шаблонами. С его использованием была создана вся серверная часть проекта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Скриншоты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301cm" svg:y="7.494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8M27S</meta:editing-duration>
    <meta:editing-cycles>3</meta:editing-cycles>
    <meta:generator>OpenOffice/4.1.15$Win32 OpenOffice.org_project/4115m2$Build-9813</meta:generator>
    <dc:date>2025-05-15T18:44:31.94</dc:date>
    <meta:document-statistic meta:object-count="36"/>
  </office:meta>
</office:document-meta>
</file>